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Gothic" svg:font-family="'Century Gothic'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71082" officeooo:paragraph-rsid="00071082"/>
    </style:style>
    <style:style style:name="P2" style:family="paragraph" style:parent-style-name="Standard">
      <style:paragraph-properties fo:text-align="center" style:justify-single-word="false"/>
      <style:text-properties fo:font-size="14pt" fo:font-style="normal" fo:font-weight="normal" officeooo:rsid="0007e548" officeooo:paragraph-rsid="0007e548" style:font-size-asian="14pt" style:font-style-asian="normal" style:font-weight-asian="normal" style:font-size-complex="14pt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4pt" fo:font-style="normal" fo:font-weight="normal" officeooo:rsid="0008ed7f" officeooo:paragraph-rsid="0008ed7f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0pt" fo:font-style="normal" fo:font-weight="normal" officeooo:rsid="0007e548" officeooo:paragraph-rsid="0007e548" style:font-size-asian="10pt" style:font-style-asian="normal" style:font-weight-asian="normal" style:font-size-complex="10pt" style:font-style-complex="normal" style:font-weight-complex="normal"/>
    </style:style>
    <style:style style:name="P5" style:family="paragraph" style:parent-style-name="Standard">
      <style:text-properties fo:font-size="14pt" fo:font-weight="bold" officeooo:rsid="00071082" officeooo:paragraph-rsid="00071082" style:font-size-asian="14pt" style:font-weight-asian="bold" style:font-size-complex="14pt" style:font-weight-complex="bold"/>
    </style:style>
    <style:style style:name="P6" style:family="paragraph" style:parent-style-name="Standard" style:list-style-name="L1">
      <style:paragraph-properties fo:text-align="start" style:justify-single-word="false"/>
      <style:text-properties officeooo:paragraph-rsid="0007e548"/>
    </style:style>
    <style:style style:name="P7" style:family="paragraph" style:parent-style-name="Standard" style:list-style-name="L2">
      <style:paragraph-properties fo:text-align="start" style:justify-single-word="false"/>
      <style:text-properties officeooo:paragraph-rsid="000e443b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2pt" fo:font-style="normal" fo:font-weight="normal" officeooo:rsid="0007e548" officeooo:paragraph-rsid="0007e548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style="normal" fo:font-weight="normal" officeooo:rsid="0008ed7f" officeooo:paragraph-rsid="0007e548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style="normal" fo:font-weight="normal" officeooo:rsid="0008ed7f" officeooo:paragraph-rsid="0008ed7f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 style:list-style-name="L2">
      <style:paragraph-properties fo:text-align="start" style:justify-single-word="false"/>
      <style:text-properties fo:font-size="12pt" officeooo:paragraph-rsid="000a959a"/>
    </style:style>
    <style:style style:name="P12" style:family="paragraph" style:parent-style-name="Standard" style:list-style-name="L1">
      <style:paragraph-properties fo:text-align="start" style:justify-single-word="false"/>
      <style:text-properties officeooo:rsid="0007e548" officeooo:paragraph-rsid="0007e548"/>
    </style:style>
    <style:style style:name="P13" style:family="paragraph" style:parent-style-name="Standard" style:list-style-name="L2">
      <style:paragraph-properties fo:text-align="start" style:justify-single-word="false"/>
      <style:text-properties style:font-name="Times New Roman" fo:font-size="12pt" officeooo:paragraph-rsid="000b404b" style:font-size-asian="12pt" style:font-size-complex="12pt"/>
    </style:style>
    <style:style style:name="P14" style:family="paragraph" style:parent-style-name="Standard" style:list-style-name="L2">
      <style:paragraph-properties fo:text-align="start" style:justify-single-word="false"/>
      <style:text-properties officeooo:rsid="000a959a" officeooo:paragraph-rsid="000a959a"/>
    </style:style>
    <style:style style:name="P15" style:family="paragraph" style:parent-style-name="Standard">
      <style:paragraph-properties fo:text-align="start" style:justify-single-word="false"/>
      <style:text-properties fo:color="#00000a" style:font-name="Times New Roman" fo:font-size="12pt" fo:language="es" fo:country="ES" fo:font-weight="normal" officeooo:rsid="000a959a" officeooo:paragraph-rsid="000a959a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officeooo:rsid="0008ed7f" officeooo:paragraph-rsid="0008ed7f"/>
    </style:style>
    <style:style style:name="P17" style:family="paragraph" style:parent-style-name="Standard">
      <style:paragraph-properties fo:text-align="center" style:justify-single-word="false"/>
      <style:text-properties officeooo:rsid="000ed812" officeooo:paragraph-rsid="000ed81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ize="12pt" fo:font-style="italic" style:font-size-asian="12pt" style:font-style-asian="italic" style:font-size-complex="12pt" style:font-style-complex="italic"/>
    </style:style>
    <style:style style:name="T5" style:family="text"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size="12pt" fo:font-style="normal" fo:font-weight="normal" officeooo:rsid="0007e548" style:font-size-asian="10.5pt" style:font-style-asian="normal" style:font-weight-asian="normal" style:font-size-complex="12pt" style:font-style-complex="normal" style:font-weight-complex="normal"/>
    </style:style>
    <style:style style:name="T7" style:family="text">
      <style:text-properties fo:font-size="12pt" fo:font-style="normal" fo:font-weight="normal" officeooo:rsid="0008ed7f" style:font-size-asian="10.5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size="12pt" fo:font-style="normal" fo:font-weight="bold" style:font-size-asian="10.5pt" style:font-style-asian="normal" style:font-weight-asian="bold" style:font-size-complex="12pt" style:font-style-complex="normal" style:font-weight-complex="bold"/>
    </style:style>
    <style:style style:name="T9" style:family="text">
      <style:text-properties fo:font-size="12pt" fo:font-style="normal" fo:font-weight="bold" officeooo:rsid="0007e548" style:font-size-asian="10.5pt" style:font-style-asian="normal" style:font-weight-asian="bold" style:font-size-complex="12pt" style:font-style-complex="normal" style:font-weight-complex="bold"/>
    </style:style>
    <style:style style:name="T10" style:family="text">
      <style:text-properties officeooo:rsid="0008ed7f"/>
    </style:style>
    <style:style style:name="T11" style:family="text">
      <style:text-properties fo:color="#00000a" style:font-name="Century Gothic" fo:font-size="10pt" fo:language="es" fo:country="ES" fo:font-weight="normal" style:font-weight-asian="normal" style:font-weight-complex="normal"/>
    </style:style>
    <style:style style:name="T12" style:family="text">
      <style:text-properties fo:color="#00000a" style:font-name="Times New Roman" fo:font-size="12pt" fo:language="es" fo:country="ES" fo:font-weight="normal" style:font-size-asian="12pt" style:font-weight-asian="normal" style:font-size-complex="12pt" style:font-weight-complex="normal"/>
    </style:style>
    <style:style style:name="T13" style:family="text">
      <style:text-properties fo:color="#00000a" style:font-name="Times New Roman" fo:font-size="12pt" fo:language="es" fo:country="ES" fo:font-weight="normal" officeooo:rsid="000e443b" style:font-size-asian="12pt" style:font-weight-asian="normal" style:font-size-complex="12pt" style:font-weight-complex="normal"/>
    </style:style>
    <style:style style:name="T14" style:family="text">
      <style:text-properties fo:color="#00000a" style:font-name="Times New Roman" fo:font-size="12pt" fo:language="es" fo:country="ES" fo:font-weight="bold" style:font-size-asian="12pt" style:font-weight-asian="bold" style:font-size-complex="12pt" style:font-weight-complex="bold"/>
    </style:style>
    <style:style style:name="T15" style:family="text">
      <style:text-properties fo:color="#00000a" style:font-name="Times New Roman" fo:font-size="12pt" fo:language="es" fo:country="ES" fo:font-weight="bold" style:font-size-asian="12pt" style:font-weight-asian="normal" style:font-size-complex="12pt" style:font-weight-complex="normal"/>
    </style:style>
    <style:style style:name="T16" style:family="text">
      <style:text-properties fo:color="#00000a" style:font-name="Times New Roman" fo:font-size="12pt" fo:language="es" fo:country="E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7" style:family="text">
      <style:text-properties fo:color="#00000a" fo:language="es" fo:country="ES" fo:font-weight="bold" style:font-weight-asian="bold" style:font-weight-complex="bold"/>
    </style:style>
    <style:style style:name="T18" style:family="text">
      <style:text-properties fo:color="#00000a" fo:language="es" fo:country="ES" fo:font-weight="bold" officeooo:rsid="000a959a" style:font-weight-asian="bold" style:font-weight-complex="bold"/>
    </style:style>
    <style:style style:name="T19" style:family="text">
      <style:text-properties fo:color="#00000a" fo:language="es" fo:country="ES" fo:font-weight="bold" officeooo:rsid="000b404b" style:font-weight-asian="bold" style:font-weight-complex="bold"/>
    </style:style>
    <style:style style:name="T20" style:family="text">
      <style:text-properties fo:color="#00000a" fo:language="es" fo:country="ES" fo:font-weight="normal" style:font-weight-asian="normal" style:font-weight-complex="normal"/>
    </style:style>
    <style:style style:name="T21" style:family="text">
      <style:text-properties fo:color="#00000a" fo:language="es" fo:country="ES" fo:font-weight="normal" officeooo:rsid="000a959a" style:font-weight-asian="normal" style:font-weight-complex="normal"/>
    </style:style>
    <style:style style:name="T22" style:family="text">
      <style:text-properties fo:color="#00000a" fo:language="es" fo:country="ES" fo:font-weight="normal" officeooo:rsid="000b404b" style:font-weight-asian="normal" style:font-weight-complex="normal"/>
    </style:style>
    <style:style style:name="T23" style:family="text">
      <style:text-properties fo:font-style="normal" fo:font-weight="normal" officeooo:rsid="0008ed7f" style:font-size-asian="10.5pt" style:font-style-asian="normal" style:font-weight-asian="normal" style:font-size-complex="12pt" style:font-style-complex="normal" style:font-weight-complex="normal"/>
    </style:style>
    <style:style style:name="T24" style:family="text">
      <style:text-properties fo:font-style="normal" fo:font-weight="normal" officeooo:rsid="000b404b" style:font-size-asian="10.5pt" style:font-style-asian="normal" style:font-weight-asian="normal" style:font-size-complex="12pt" style:font-style-complex="normal" style:font-weight-complex="normal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>El HTML es un lenguaje constituído básicamente por una serie de órdenes que se llaman etiquetas. Estas etiquetas cumplen funciones a la hora de mostrar la información o interactuar con ella en las paginas WEB.</text:p>
      <text:p text:style-name="P1">Para usar cada etiqueta primero debe abrirse para que se ejecute y después tiene que cerrarse para que deje de hacer efecto:</text:p>
      <text:p text:style-name="P1"/>
      <text:p text:style-name="P1">Para habrir la etiqueta hay que escribirla entre los siguientes símbolos: <text:span text:style-name="T2">&lt;</text:span><text:span text:style-name="T1"> </text:span><text:span text:style-name="T3">etiqueta</text:span> <text:span text:style-name="T2">&gt;</text:span></text:p>
      <text:p text:style-name="P1">Para cerrarla, hay que escribirla entre los otros siguientes: <text:span text:style-name="T2">&lt;/</text:span> <text:span text:style-name="T4">etiqueta </text:span><text:span text:style-name="T2">&gt;</text:span></text:p>
      <text:p text:style-name="P5"/>
      <text:p text:style-name="P2"/>
      <text:p text:style-name="P2">Creando un documento HTML:</text:p>
      <text:p text:style-name="P4">(poner doble caja, uno con texto y otra con una imagen para su mejor explicación<text:span text:style-name="T10">)</text:span></text:p>
      <text:p text:style-name="P4"/>
      <text:list xml:id="list4587778944200731243" text:style-name="L1">
        <text:list-item>
          <text:p text:style-name="P6"><text:span text:style-name="T9">Para empezar, lo primero que debes hacer es descargarte un editor HTML.</text:span><text:span text:style-name="T6"> Te recomendamos el siguiente: </text:span><text:span text:style-name="T9">Notepad++</text:span><text:span text:style-name="T6"> ya que este curso ha sido hecho con este editor. Puedes elegir otro a tu gusto, no deberías tener problemas para realizar los ejercicios siguiendo los pasos del curso. De todas maneras, podrás practicar antes con el editor online para asegurarte de que hayas entendido a la perfección la forma de usar cada etiqueta.</text:span></text:p>
          <text:p text:style-name="P8"/>
        </text:list-item>
        <text:list-item>
          <text:p text:style-name="P12"><text:span text:style-name="T5">A continuación, </text:span><text:span text:style-name="T7">debes abrir el programa y crear nuevo documento y guardarlo.</text:span></text:p>
        </text:list-item>
      </text:list>
      <text:p text:style-name="P9"/>
      <text:p text:style-name="P16"><text:span text:style-name="T5">También es posible crear un documento html guardando cualquier tipo de archivo (</text:span><text:span text:style-name="T8">.txt</text:span><text:span text:style-name="T5"> , </text:span><text:span text:style-name="T8">.jpg</text:span><text:span text:style-name="T5"> , </text:span><text:span text:style-name="T8">.dot</text:span><text:span text:style-name="T5"> etc...) y renombrarlo, cambiando la extensión de la original a </text:span><text:span text:style-name="T8">.html</text:span><text:span text:style-name="T5"> .</text:span></text:p>
      <text:p text:style-name="P16"><text:span text:style-name="T5"/></text:p>
      <text:p text:style-name="P16"><text:span text:style-name="T5"/></text:p>
      <text:p text:style-name="P17"><text:span text:style-name="T5">INSERTAR VIDEO (A LA DERCHA)</text:span></text:p>
      <text:p text:style-name="P10"/>
      <text:p text:style-name="P3">La estructura básica:</text:p>
      <text:p text:style-name="P3"/>
      <text:list xml:id="list1286770840828720691" text:style-name="L2">
        <text:list-item>
          <text:p text:style-name="P11"><text:span text:style-name="T23">Lo primero sería </text:span><text:span text:style-name="T24">poner</text:span><text:span text:style-name="T23"> una etiqueta que avisa que vamos a crear un documento HTML: </text:span></text:p>
          <text:p text:style-name="P13"><text:span text:style-name="T17">&lt;!DOCTYPE html&gt; </text:span><text:span text:style-name="T20">. </text:span></text:p>
          <text:p text:style-name="P13"><text:span text:style-name="T22">Posteriormente se abre la etiqueta <text:s/></text:span><text:span text:style-name="T19">&lt;html&gt; </text:span><text:span text:style-name="T22">que marca el inicio del HTML </text:span><text:span text:style-name="T21">y </text:span><text:span text:style-name="T22">se cierra</text:span><text:span text:style-name="T21"> cuando se termina de editar: </text:span><text:span text:style-name="T18">&lt;/html&gt;</text:span><text:span text:style-name="T21"> .</text:span></text:p>
        </text:list-item>
        <text:list-item>
          <text:p text:style-name="P14"><text:span text:style-name="T12">Despues se pone la cabecera:</text:span><text:span text:style-name="T11"> </text:span><text:span text:style-name="T14">&lt;head&gt; </text:span><text:span text:style-name="T16">cabecera</text:span><text:span text:style-name="T12"> </text:span><text:span text:style-name="T14">&lt;/head&gt; , </text:span><text:span text:style-name="T12">donde se pondrá el title que dará nombre a la pestaña del navegador que abra el documento: </text:span><text:span text:style-name="T14">&lt;title&gt; </text:span><text:span text:style-name="T16">nombre pestaña</text:span><text:span text:style-name="T12"> </text:span><text:span text:style-name="T14">&lt;/title&gt;</text:span><text:span text:style-name="T12">.</text:span></text:p>
        </text:list-item>
        <text:list-item>
          <text:p text:style-name="P14"><text:span text:style-name="T12">A continuación se coloca la parte mas importante, el body: <text:s/></text:span><text:span text:style-name="T14">&lt;body&gt; </text:span><text:span text:style-name="T12">cuerpo del HTML </text:span><text:span text:style-name="T14">&lt;/body&gt; </text:span><text:span text:style-name="T12">.</text:span></text:p>
        </text:list-item>
        <text:list-item>
          <text:p text:style-name="P7"><text:span text:style-name="T13">Por último, se le añadirá al documento una etiqueta especial en el head: </text:span><text:span text:style-name="T15">&lt;/meta charset=”utf-8"&gt;</text:span><text:span text:style-name="T12"> . </text:span><text:span text:style-name="T13">Es necesaria para que el programa reconozca la ñ y los acentos del Español, sino se representarán de forma errónea</text:span></text:p>
        </text:list-item>
      </text:list>
      <text:p text:style-name="P15"/>
      <text:p text:style-name="P15">Toda la estructura quedaría de la siguiente manera: PONER IMAGEN.</text:p>
      <text:p text:style-name="P15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entury Gothic" svg:font-family="'Century Gothic'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9M42S</meta:editing-duration>
    <meta:editing-cycles>8</meta:editing-cycles>
    <meta:generator>LibreOffice/5.0.5.2$Windows_x86 LibreOffice_project/55b006a02d247b5f7215fc6ea0fde844b30035b3</meta:generator>
    <dc:date>2016-05-25T18:43:19.059000000</dc:date>
    <meta:document-statistic meta:table-count="0" meta:image-count="0" meta:object-count="0" meta:page-count="1" meta:paragraph-count="18" meta:word-count="360" meta:character-count="2106" meta:non-whitespace-character-count="1766"/>
    <meta:user-defined meta:name="Info 1"/>
    <meta:user-defined meta:name="Info 2"/>
    <meta:user-defined meta:name="Info 3"/>
    <meta:user-defined meta:name="Info 4"/>
  </office:meta>
</office:document-meta>
</file>